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 style:data-style-name="N124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2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2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ni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5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510467.02" calcext:value-type="float">
            <text:p>$ 510,467.0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95170" calcext:value-type="float">
            <text:p>$ 95,17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448854.28" calcext:value-type="float">
            <text:p>$ 448,854.2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91080" calcext:value-type="float">
            <text:p>$ 91,08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45517" calcext:value-type="float">
            <text:p>$ 145,51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256390" calcext:value-type="float">
            <text:p>$ 256,39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20870.32" calcext:value-type="float">
            <text:p>$ 20,870.3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140300" calcext:value-type="float">
            <text:p>$ 140,300.00</text:p>
          </table:table-cell>
          <table:table-cell table:style-name="ce26" office:value-type="string" calcext:value-type="string">
            <text:p>Fides y San Pedro</text:p>
          </table:table-cell>
          <table:table-cell table:style-name="ce30" office:value-type="float" office:value="249000" calcext:value-type="float">
            <text:p>$ 249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92760" calcext:value-type="float">
            <text:p>$ 192,760.00</text:p>
          </table:table-cell>
          <table:table-cell table:style-name="ce26" office:value-type="string" calcext:value-type="string">
            <text:p>Correo</text:p>
          </table:table-cell>
          <table:table-cell table:style-name="ce30" office:value-type="float" office:value="1250" calcext:value-type="float">
            <text:p>$ 1,2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76000" calcext:value-type="float">
            <text:p>$ 76,000.00</text:p>
          </table:table-cell>
          <table:table-cell table:style-name="ce26" office:value-type="string" calcext:value-type="string">
            <text:p>Service Toyota</text:p>
          </table:table-cell>
          <table:table-cell table:style-name="ce30" office:value-type="float" office:value="208000" calcext:value-type="float">
            <text:p>$ 208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19780" calcext:value-type="float">
            <text:p>$ 19,780.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13165" calcext:value-type="float">
            <text:p>$ 13,165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871480" calcext:value-type="float">
            <text:p>$ 871,48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1420" calcext:value-type="float">
            <text:p>$ 31,42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Otras Colectas</text:p>
          </table:table-cell>
          <table:covered-table-cell table:style-name="ce35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57000" calcext:value-type="float">
            <text:p>$ 57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 de Caritas</text:p>
          </table:table-cell>
          <table:table-cell table:style-name="ce35" office:value-type="float" office:value="2038010" calcext:value-type="float">
            <text:p>$ 2,038,010.00</text:p>
          </table:table-cell>
          <table:table-cell table:style-name="ce26" office:value-type="string" calcext:value-type="string">
            <text:p>Colecta de Caritas 2/3</text:p>
          </table:table-cell>
          <table:table-cell table:style-name="ce30" office:value-type="float" office:value="1358673.33" calcext:value-type="float">
            <text:p>$ 1,358,673.3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7" table:number-columns-spanned="2" table:number-rows-spanned="3"/>
          <table:covered-table-cell table:style-name="ce35"/>
          <table:table-cell table:style-name="ce26" office:value-type="string" calcext:value-type="string">
            <text:p>Flete</text:p>
          </table:table-cell>
          <table:table-cell table:style-name="ce30" office:value-type="float" office:value="29312" calcext:value-type="float">
            <text:p>$ 29,312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7"/>
          <table:covered-table-cell table:style-name="ce35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7"/>
          <table:covered-table-cell table:style-name="ce35"/>
          <table:table-cell table:style-name="ce26" office:value-type="string" calcext:value-type="string">
            <text:p>Sueldo Irene</text:p>
          </table:table-cell>
          <table:table-cell table:style-name="ce30" office:value-type="float" office:value="169038" calcext:value-type="float">
            <text:p>$ 169,03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5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450000" calcext:value-type="float">
            <text:p>$ 450,0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87148" calcext:value-type="float">
            <text:p>$ 87,14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18]+[.C23]" office:value-type="float" office:value="3359490" calcext:value-type="float">
            <text:p>$ 3,359,49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3])" office:value-type="float" office:value="3449714.95" calcext:value-type="float">
            <text:p>$ 3,449,714.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5]-[.E25]" office:value-type="float" office:value="-90224.9500000002" calcext:value-type="float">
            <text:p>-$ 90,224.9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61"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</number:tim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time-style style:name="N149">
      <number:minutes number:style="long"/>
      <number:text>:</number:text>
      <number:seconds number:style="long" number:decimal-places="1"/>
    </number:time-style>
    <number:date-style style:name="N148">
      <number:day/>
      <number:text>-</number:text>
      <number:month number:textual="true"/>
    </number:dat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3">
      <number:month number:textual="true"/>
      <number:text>-</number:text>
      <number:year/>
    </number:dat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31">
      <number:hours/>
      <number:text>:</number:text>
      <number:minutes number:style="long"/>
      <number:text> </number:text>
      <number:am-pm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4P0" style:volatile="true">
      <number:text>$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2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7-06T12:26:58.547237098</dc:date>
    <meta:editing-cycles>66</meta:editing-cycles>
    <meta:editing-duration>PT5H33M43S</meta:editing-duration>
    <meta:generator>LibreOffice/7.3.7.2$Linux_X86_64 LibreOffice_project/30$Build-2</meta:generator>
    <meta:print-date>2024-07-06T12:26:27.096987748</meta:print-date>
    <meta:document-statistic meta:table-count="1" meta:cell-count="66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